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color="#2a6099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  <style:style style:name="ce12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table:style-name="ce6" office:value-type="string" calcext:value-type="string">
            <text:p>EX_1</text:p>
          </table:table-cell>
          <table:table-cell table:style-name="ce8" office:value-type="string" calcext:value-type="string" table:number-columns-spanned="15" table:number-rows-spanned="1">
            <text:p>CLOCK CYCLE</text:p>
          </table:table-cell>
          <table:covered-table-cell table:number-columns-repeated="14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ddi <text:s text:c="4"/>r2,r0,2 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di <text:s text:c="4"/>r3,r0,3 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 <text:s text:c="4"/>r5,r0,5 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i <text:s text:c="4"/>r7,r0,7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i <text:s text:c="4"/>r9,r0,9 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i <text:s text:c="4"/>r11,r0,11 </text:p>
          </table:table-cell>
          <table:table-cell table:number-columns-repeated="5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 <text:s text:c="5"/>r1,r2,r3</text:p>
          </table:table-cell>
          <table:table-cell table:number-columns-repeated="6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4" office:value-type="string" calcext:value-type="string">
            <text:p>W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 <text:s text:c="5"/>r4,r1,r5</text:p>
          </table:table-cell>
          <table:table-cell table:number-columns-repeated="7"/>
          <table:table-cell office:value-type="string" calcext:value-type="string">
            <text:p>IF</text:p>
          </table:table-cell>
          <table:table-cell table:style-name="ce4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 <text:s text:c="5"/>r6,r1,r7</text:p>
          </table:table-cell>
          <table:table-cell table:number-columns-repeated="8"/>
          <table:table-cell office:value-type="string" calcext:value-type="string">
            <text:p>IF</text:p>
          </table:table-cell>
          <table:table-cell table:style-name="ce4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 <text:s text:c="6"/>r8,r1,r9</text:p>
          </table:table-cell>
          <table:table-cell table:number-columns-repeated="9"/>
          <table:table-cell office:value-type="string" calcext:value-type="string">
            <text:p>IF</text:p>
          </table:table-cell>
          <table:table-cell table:style-name="ce5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/>
        </table:table-row>
        <table:table-row table:style-name="ro1">
          <table:table-cell office:value-type="string" calcext:value-type="string">
            <text:p>xor <text:s text:c="5"/>r10,r1,r11</text:p>
          </table:table-cell>
          <table:table-cell table:number-columns-repeated="10"/>
          <table:table-cell office:value-type="string" calcext:value-type="string">
            <text:p>IF</text:p>
          </table:table-cell>
          <table:table-cell table:style-name="ce5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6" office:value-type="string" calcext:value-type="string">
            <text:p>EX_2</text:p>
          </table:table-cell>
          <table:table-cell table:style-name="ce8" office:value-type="string" calcext:value-type="string" table:number-columns-spanned="12" table:number-rows-spanned="1">
            <text:p>CLOCK CYCLE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addi <text:s text:c="4"/>r2,r0,0x4000 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di <text:s text:c="4"/>r5,r0,5 <text:s text:c="5"/>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 <text:s text:c="4"/>r7,r0,7 <text:s text:c="5"/>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di <text:s text:c="4"/>r9,r0,9 <text:s text:c="5"/>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w <text:s text:c="6"/>r1,0(r2)</text:p>
          </table:table-cell>
          <table:table-cell table:number-columns-repeated="4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4"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 <text:s text:c="5"/>r4,r1,r5</text:p>
          </table:table-cell>
          <table:table-cell table:number-columns-repeated="5"/>
          <table:table-cell office:value-type="string" calcext:value-type="string">
            <text:p>IF</text:p>
          </table:table-cell>
          <table:table-cell table:style-name="ce4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<text:s text:c="5"/>r6,r1,r7</text:p>
          </table:table-cell>
          <table:table-cell table:number-columns-repeated="6"/>
          <table:table-cell office:value-type="string" calcext:value-type="string">
            <text:p>IF</text:p>
          </table:table-cell>
          <table:table-cell table:style-name="ce4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12" office:value-type="string" calcext:value-type="string">
            <text:p>W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 <text:s text:c="6"/>r8,r1,r9</text:p>
          </table:table-cell>
          <table:table-cell table:number-columns-repeated="7"/>
          <table:table-cell office:value-type="string" calcext:value-type="string">
            <text:p>IF</text:p>
          </table:table-cell>
          <table:table-cell table:style-name="ce5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table:number-columns-repeated="10"/>
          <table:table-cell table:style-name="ce4"/>
          <table:table-cell table:number-columns-repeated="5"/>
        </table:table-row>
        <table:table-row table:style-name="ro1">
          <table:table-cell table:number-columns-repeated="11"/>
          <table:table-cell table:style-name="ce5"/>
          <table:table-cell table:number-columns-repeated="4"/>
        </table:table-row>
        <table:table-row table:style-name="ro1">
          <table:table-cell table:number-columns-repeated="12"/>
          <table:table-cell table:style-name="ce5"/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style-name="ce1" office:value-type="string" calcext:value-type="string">
            <text:p>INSTRUCTION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 r1, r0, arr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di r2, r0, 5</text:p>
          </table:table-cell>
          <table:table-cell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di r3, r0, 0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w <text:s text:c="2"/>r5, 0(r1)</text:p>
          </table:table-cell>
          <table:table-cell table:number-columns-repeated="3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4" office:value-type="string" calcext:value-type="string">
            <text:p>WB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d <text:s/>r3, r3, r5</text:p>
          </table:table-cell>
          <table:table-cell table:number-columns-repeated="4"/>
          <table:table-cell office:value-type="string" calcext:value-type="string">
            <text:p>IF</text:p>
          </table:table-cell>
          <table:table-cell table:style-name="ce4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12" office:value-type="string" calcext:value-type="string">
            <text:p>W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i r2, r2, 1</text:p>
          </table:table-cell>
          <table:table-cell table:number-columns-repeated="5"/>
          <table:table-cell office:value-type="string" calcext:value-type="string">
            <text:p>IF</text:p>
          </table:table-cell>
          <table:table-cell table:style-name="ce12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4" office:value-type="string" calcext:value-type="string">
            <text:p>W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di r1, r1, 4</text:p>
          </table:table-cell>
          <table:table-cell table:number-columns-repeated="6"/>
          <table:table-cell office:value-type="string" calcext:value-type="string">
            <text:p>IF</text:p>
          </table:table-cell>
          <table:table-cell table:style-name="ce12"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table:style-name="ce12" office:value-type="string" calcext:value-type="string">
            <text:p>W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nez r2, for</text:p>
          </table:table-cell>
          <table:table-cell table:number-columns-repeated="7"/>
          <table:table-cell office:value-type="string" calcext:value-type="string">
            <text:p>IF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p 0</text:p>
          </table:table-cell>
          <table:table-cell table:number-columns-repeated="8"/>
          <table:table-cell office:value-type="string" calcext:value-type="string">
            <text:p>IF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W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2">00-00-0000</text:date>, <text:time style:data-style-name="N2" text:time-value="14:58:17.4774117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17:33:11.314400338</meta:creation-date>
    <dc:date>2021-11-02T16:05:51.188083161</dc:date>
    <meta:editing-duration>PT45M1S</meta:editing-duration>
    <meta:editing-cycles>6</meta:editing-cycles>
    <meta:generator>LibreOffice/6.4.7.2$Linux_X86_64 LibreOffice_project/40$Build-2</meta:generator>
    <meta:document-statistic meta:table-count="1" meta:cell-count="215" meta:object-count="0"/>
  </office:meta>
</office:document-meta>
</file>